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17CBC684228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font-name="Standard Symbols L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0" style:data-style-name="N0">10</text:variable-set>: Friction</text:p>
      <text:p text:style-name="P3"/>
      <text:list xml:id="list2040771005" text:style-name="L1">
        <text:list-item>
          <text:p text:style-name="P2">A man pushes a 5 kg box with a force of 20 N. <text:s/>The box accelerates at a rate of 1 m/s<text:span text:style-name="T1">2</text:span>.</text:p>
          <text:list>
            <text:list-item>
              <text:p text:style-name="P2">What is the force of friction on the box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874453768" text:continue-numbering="true" text:style-name="L1">
        <text:list-item>
          <text:list>
            <text:list-item>
              <text:p text:style-name="P2">What is the coefficient of friction between the box and the floor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32387031" text:continue-numbering="true" text:style-name="L1">
        <text:list-item>
          <text:p text:style-name="P2">You are pulling a 5 kg mass with a force of 15 N just before it starts moving. <text:s/>What is the coefficient of static frict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34961441" text:continue-numbering="true" text:style-name="L1">
        <text:list-item>
          <text:p text:style-name="P2">You are designing a bulldozer for the moon, and estimate the coefficient of friction for pushing lunar soil across the moon's surface to be 0.5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92990671" text:continue-numbering="true" text:style-name="L1">
        <text:list-item>
          <text:p text:style-name="P2">A 5 kg box is sliding across the floor with a velocity of 4 m/s. <text:s/><text:span text:style-name="T2">m</text:span><text:span text:style-name="T3">k</text:span> is 0.25. <text:s/>How far does the box go before coming to a stop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14858941" text:continue-numbering="true" text:style-name="L1">
        <text:list-item>
          <text:p text:style-name="P2"><text:soft-page-break/>Fabian has a mass of 70 kg. <text:s/></text:p>
          <text:list>
            <text:list-item>
              <text:p text:style-name="P2">What is his weight due to the earth’s gravity?</text:p>
            </text:list-item>
          </text:list>
        </text:list-item>
      </text:list>
      <text:p text:style-name="P1"/>
      <text:p text:style-name="P1"/>
      <text:p text:style-name="P1"/>
      <text:list xml:id="list964651066" text:continue-numbering="true" text:style-name="L1">
        <text:list-item>
          <text:list>
            <text:list-item>
              <text:p text:style-name="P2">He gets into an elevator that accelerates upward at 3 m/s<text:span text:style-name="T1">2</text:span>. <text:s/>What is his apparent weight inside the elevator.</text:p>
            </text:list-item>
          </text:list>
        </text:list-item>
      </text:list>
      <text:p text:style-name="P1"/>
      <text:p text:style-name="P1"/>
      <text:p text:style-name="P1"/>
      <text:list xml:id="list870340385" text:continue-numbering="true" text:style-name="L1">
        <text:list-item>
          <text:list>
            <text:list-item>
              <text:p text:style-name="P2">At the top of the building, he realizes that he got off on the wrong floor, and rides the elevator back down. <text:s/>If the elevator accelerates at 3 m/s<text:span text:style-name="T1">2</text:span> downward, what is his apparent weigh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049656456" text:continue-numbering="true" text:style-name="L1">
        <text:list-item>
          <text:p text:style-name="P2">Evelyn is standing on a scale inside an elevator. <text:s/>When the elevator is not moving, the scale reads 500N. <text:s/></text:p>
          <text:list>
            <text:list-item>
              <text:p text:style-name="P2">What will the scale read when the elevator is accelerating upward at 7 m/s<text:span text:style-name="T1">2</text:span>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347486627" text:continue-numbering="true" text:style-name="L1">
        <text:list-item>
          <text:list>
            <text:list-item>
              <text:p text:style-name="P2">What will the scale read when the elevator is accelerating downward at 5 m/s<text:span text:style-name="T1">2</text:span>? 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48138782" text:continue-numbering="true" text:style-name="L1">
        <text:list-item>
          <text:p text:style-name="P2">Jennifer is on Mars (g<text:span text:style-name="T3">mars</text:span> = 3.72 m/s<text:span text:style-name="T1">2</text:span>), where her spaceship is about to take off. <text:s/>Jennifer’s mass is 45 kg. <text:s/></text:p>
          <text:list>
            <text:list-item>
              <text:p text:style-name="P2">What is Jennifer’s weight on earth? </text:p>
            </text:list-item>
          </text:list>
        </text:list-item>
      </text:list>
      <text:p text:style-name="P1"/>
      <text:p text:style-name="P1"/>
      <text:p text:style-name="P1"/>
      <text:list xml:id="list1812398052" text:continue-numbering="true" text:style-name="L1">
        <text:list-item>
          <text:list>
            <text:list-item>
              <text:p text:style-name="P2">What is Jennifer’s weight on mars?</text:p>
            </text:list-item>
          </text:list>
        </text:list-item>
      </text:list>
      <text:p text:style-name="P1"/>
      <text:p text:style-name="P1"/>
      <text:p text:style-name="P1"/>
      <text:list xml:id="list1734084786" text:continue-numbering="true" text:style-name="L1">
        <text:list-item>
          <text:list>
            <text:list-item>
              <text:p text:style-name="P2">What is Jennifer’s apparent weight as her spaceship accelerates upward at 15 m/s<text:span text:style-name="T1">2</text:span>?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2-11-12T07:05:49" text:fixed="true" text:date-adjust="PT24H00M00S">11/13/12</text:date></text:p>
      </style:header>
      <style:footer>
        <text:p text:style-name="Footer">2nd Nine Weeks<text:tab/><text:page-number text:select-page="current">1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7:05:50</meta:creation-date>
    <meta:editing-duration>PT17M19S</meta:editing-duration>
    <meta:editing-cycles>16</meta:editing-cycles>
    <meta:generator>LibreOffice/3.5$Linux_X86_64 LibreOffice_project/350m1$Build-3</meta:generator>
    <dc:date>2012-11-12T07:25:30</dc:date>
    <meta:document-statistic meta:table-count="0" meta:image-count="1" meta:object-count="0" meta:page-count="2" meta:paragraph-count="20" meta:word-count="352" meta:character-count="1805" meta:non-whitespace-character-count="1457"/>
  </office:meta>
</office:document-meta>
</file>